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DistribuiçãoDePontos" style:family="table">
      <style:table-properties style:width="17cm" table:align="center" fo:background-color="transparent" style:may-break-between-rows="true" table:border-model="collapsing">
        <style:background-image/>
      </style:table-properties>
    </style:style>
    <style:style style:name="DistribuiçãoDePontos.A" style:family="table-column">
      <style:table-column-properties style:column-width="5.666cm"/>
    </style:style>
    <style:style style:name="DistribuiçãoDePontos.B" style:family="table-column">
      <style:table-column-properties style:column-width="5.667cm"/>
    </style:style>
    <style:style style:name="DistribuiçãoDePontos.1" style:family="table-row">
      <style:table-row-properties fo:background-color="transparent">
        <style:background-image/>
      </style:table-row-properties>
    </style:style>
    <style:style style:name="DistribuiçãoDePontos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DistribuiçãoDePontos.2" style:family="table-row">
      <style:table-row-properties fo:background-color="transparent" fo:keep-together="auto">
        <style:background-image/>
      </style:table-row-properties>
    </style:style>
    <style:style style:name="DistribuiçãoDePontos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DistribuiçãoDePontos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DistribuiçãoDePontos.C7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0fd5bc" officeooo:paragraph-rsid="000fd5bc"/>
    </style:style>
    <style:style style:name="P2" style:family="paragraph" style:parent-style-name="Standard">
      <style:text-properties officeooo:rsid="000fd5bc" officeooo:paragraph-rsid="0013a754"/>
    </style:style>
    <style:style style:name="P3" style:family="paragraph" style:parent-style-name="Standard">
      <style:text-properties officeooo:rsid="000fd5bc" officeooo:paragraph-rsid="00142699"/>
    </style:style>
    <style:style style:name="P4" style:family="paragraph" style:parent-style-name="Standard">
      <style:text-properties officeooo:rsid="0013a754" officeooo:paragraph-rsid="0013a754"/>
    </style:style>
    <style:style style:name="P5" style:family="paragraph" style:parent-style-name="Standard">
      <style:text-properties fo:font-weight="bold" officeooo:rsid="0011b540" officeooo:paragraph-rsid="0011b540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2c16" officeooo:paragraph-rsid="00162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2c16" officeooo:paragraph-rsid="00162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1">
      <style:text-properties officeooo:paragraph-rsid="001bad2c"/>
    </style:style>
    <style:style style:name="P13" style:family="paragraph" style:parent-style-name="Heading_20_1">
      <style:paragraph-properties fo:text-align="center" style:justify-single-word="false"/>
      <style:text-properties officeooo:rsid="001bad2c" officeooo:paragraph-rsid="001bad2c"/>
    </style:style>
    <style:style style:name="P14" style:family="paragraph" style:parent-style-name="Standard" style:list-style-name="L1">
      <style:text-properties officeooo:rsid="0013a754" officeooo:paragraph-rsid="0013a754"/>
    </style:style>
    <style:style style:name="P15" style:family="paragraph" style:parent-style-name="Standard" style:list-style-name="L2">
      <style:text-properties officeooo:rsid="000fd5bc" officeooo:paragraph-rsid="000fd5bc"/>
    </style:style>
    <style:style style:name="P16" style:family="paragraph" style:parent-style-name="Standard" style:list-style-name="L3">
      <style:text-properties officeooo:rsid="000fd5bc" officeooo:paragraph-rsid="000fd5bc"/>
    </style:style>
    <style:style style:name="P17" style:family="paragraph" style:parent-style-name="Standard" style:list-style-name="L4">
      <style:text-properties officeooo:rsid="000fd5bc" officeooo:paragraph-rsid="000fd5bc"/>
    </style:style>
    <style:style style:name="P18" style:family="paragraph" style:parent-style-name="Standard" style:list-style-name="L5">
      <style:text-properties officeooo:rsid="000fd5bc" officeooo:paragraph-rsid="000fd5bc"/>
    </style:style>
    <style:style style:name="P19" style:family="paragraph" style:parent-style-name="Standard">
      <style:text-properties officeooo:paragraph-rsid="0013a754"/>
    </style:style>
    <style:style style:name="P20" style:family="paragraph" style:parent-style-name="Text_20_body">
      <style:text-properties officeooo:rsid="001bad2c" officeooo:paragraph-rsid="001bad2c"/>
    </style:style>
    <style:style style:name="T1" style:family="text">
      <style:text-properties officeooo:rsid="001426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EOMETRIA ANALÍTICA E ÁLGEBRA LINEAR</text:p>
      <text:p text:style-name="Text_20_body"/>
      <text:p text:style-name="P1"><text:span text:style-name="T2">Professor:</text:span> João Ricardo</text:p>
      <text:p text:style-name="P1"><text:span text:style-name="T2">Pré-requisitos:</text:span> <text:span text:style-name="T3">Ensino Médio, Cálculo I</text:span></text:p>
      <text:p text:style-name="P1"/>
      <text:p text:style-name="P5">Objetivos da Disciplina:</text:p>
      <text:list xml:id="list2016139357" text:style-name="L1">
        <text:list-item>
          <text:p text:style-name="P14">Introduzir as noções básicas de Geometria Analítica;</text:p>
        </text:list-item>
        <text:list-item>
          <text:p text:style-name="P14">Trabalhar com o conceito da Álgebra Linear e suas aplicações.</text:p>
        </text:list-item>
      </text:list>
      <text:p text:style-name="P1"/>
      <text:p text:style-name="P4"><text:span text:style-name="T2">Código da Disciplina – Plataforma Khan Academy:</text:span> EGGE9MV</text:p>
      <text:p text:style-name="P2"/>
      <text:h text:style-name="P11" text:outline-level="1"><text:bookmark-start text:name="__RefHeading___Toc477_2498704596"/>CRONOGRAMA<text:bookmark-end text:name="__RefHeading___Toc477_2498704596"/></text:h>
      <text:p text:style-name="P1">1 – Geometria Analítica</text:p>
      <text:list xml:id="list3924716512" text:style-name="L2">
        <text:list-item>
          <text:p text:style-name="P15">Pontos, Coordenadas e Distâncias</text:p>
        </text:list-item>
        <text:list-item>
          <text:p text:style-name="P15">Vetores</text:p>
          <text:list>
            <text:list-item>
              <text:p text:style-name="P15">Tratamento Geométrico</text:p>
            </text:list-item>
            <text:list-item>
              <text:p text:style-name="P15">Tratamento Algébrico</text:p>
            </text:list-item>
          </text:list>
        </text:list-item>
        <text:list-item>
          <text:p text:style-name="P15">Operações</text:p>
        </text:list-item>
        <text:list-item>
          <text:p text:style-name="P15">Produtos Entre Vetores</text:p>
        </text:list-item>
        <text:list-item>
          <text:p text:style-name="P15">Retas</text:p>
        </text:list-item>
        <text:list-item>
          <text:p text:style-name="P15">Planos</text:p>
        </text:list-item>
      </text:list>
      <text:p text:style-name="P1">2 – Cônicas</text:p>
      <text:list xml:id="list3039737090" text:style-name="L3">
        <text:list-item>
          <text:p text:style-name="P16">Parábolas</text:p>
        </text:list-item>
        <text:list-item>
          <text:p text:style-name="P16">Elipses</text:p>
        </text:list-item>
        <text:list-item>
          <text:p text:style-name="P16">Hipérboles</text:p>
        </text:list-item>
      </text:list>
      <text:p text:style-name="P1">3 – Matrize</text:p>
      <text:list xml:id="list2693884302" text:style-name="L4">
        <text:list-item>
          <text:p text:style-name="P17">Definição</text:p>
        </text:list-item>
        <text:list-item>
          <text:p text:style-name="P17">Operações</text:p>
        </text:list-item>
        <text:list-item>
          <text:p text:style-name="P17">Sistemas Lineares</text:p>
        </text:list-item>
        <text:list-item>
          <text:p text:style-name="P17">Inversas</text:p>
        </text:list-item>
        <text:list-item>
          <text:p text:style-name="P17">Determinante</text:p>
        </text:list-item>
      </text:list>
      <text:p text:style-name="P1">4 – Álgebra Linear</text:p>
      <text:list xml:id="list669713699" text:style-name="L5">
        <text:list-item>
          <text:p text:style-name="P18">Espaços Vetoriais</text:p>
        </text:list-item>
        <text:list-item>
          <text:p text:style-name="P18">Espaço Gerado</text:p>
        </text:list-item>
        <text:list-item>
          <text:p text:style-name="P18">LI <text:s/>e LD</text:p>
        </text:list-item>
        <text:list-item>
          <text:p text:style-name="P18">Base e Dimensão</text:p>
        </text:list-item>
        <text:list-item>
          <text:p text:style-name="P18">Transformação Linear</text:p>
        </text:list-item>
        <text:list-item>
          <text:p text:style-name="P18">Diagonalização</text:p>
        </text:list-item>
      </text:list>
      <text:p text:style-name="P1"/>
      <text:h text:style-name="P11" text:outline-level="1"><text:bookmark-start text:name="__RefHeading___Toc479_2498704596"/>AVALIAÇÕES<text:bookmark-end text:name="__RefHeading___Toc479_2498704596"/></text:h>
      <table:table table:name="DistribuiçãoDePontos" table:style-name="DistribuiçãoDePontos" table:template-name="Simple Grid Rows">
        <table:table-column table:style-name="DistribuiçãoDePontos.A"/>
        <table:table-column table:style-name="DistribuiçãoDePontos.B" table:number-columns-repeated="2"/>
        <table:table-row table:style-name="DistribuiçãoDePontos.1">
          <table:table-cell table:style-name="DistribuiçãoDePontos.A1" office:value-type="string">
            <text:p text:style-name="P7">NOME</text:p>
          </table:table-cell>
          <table:table-cell table:style-name="DistribuiçãoDePontos.A1" office:value-type="string">
            <text:p text:style-name="P7">PONTOS</text:p>
          </table:table-cell>
          <table:table-cell table:style-name="DistribuiçãoDePontos.A1" office:value-type="string">
            <text:p text:style-name="P7">DESCRIÇÃO</text:p>
          </table:table-cell>
        </table:table-row>
        <table:table-row table:style-name="DistribuiçãoDePontos.2">
          <table:table-cell table:style-name="DistribuiçãoDePontos.A2" office:value-type="string">
            <text:p text:style-name="P6">1° Avaliação</text:p>
          </table:table-cell>
          <table:table-cell table:style-name="DistribuiçãoDePontos.A2" office:value-type="string">
            <text:p text:style-name="P6">25 pontos</text:p>
          </table:table-cell>
          <table:table-cell table:style-name="DistribuiçãoDePontos.A2" office:value-type="string">
            <text:p text:style-name="P6">Item 1</text:p>
          </table:table-cell>
        </table:table-row>
        <table:table-row table:style-name="DistribuiçãoDePontos.2">
          <table:table-cell table:style-name="DistribuiçãoDePontos.A3" office:value-type="string">
            <text:p text:style-name="P6">2° Avaliação</text:p>
          </table:table-cell>
          <table:table-cell table:style-name="DistribuiçãoDePontos.A3" office:value-type="string">
            <text:p text:style-name="P6">25 pontos</text:p>
          </table:table-cell>
          <table:table-cell table:style-name="DistribuiçãoDePontos.A3" office:value-type="string">
            <text:p text:style-name="P6">Item 1 + Item 2</text:p>
          </table:table-cell>
        </table:table-row>
        <text:soft-page-break/>
        <table:table-row table:style-name="DistribuiçãoDePontos.2">
          <table:table-cell table:style-name="DistribuiçãoDePontos.A2" office:value-type="string">
            <text:p text:style-name="P6">3° Avaliação</text:p>
          </table:table-cell>
          <table:table-cell table:style-name="DistribuiçãoDePontos.A2" office:value-type="string">
            <text:p text:style-name="P6">25 pontos</text:p>
          </table:table-cell>
          <table:table-cell table:style-name="DistribuiçãoDePontos.A2" office:value-type="string">
            <text:p text:style-name="P6">Item 3 + Item 4</text:p>
          </table:table-cell>
        </table:table-row>
        <table:table-row table:style-name="DistribuiçãoDePontos.2">
          <table:table-cell table:style-name="DistribuiçãoDePontos.A3" table:number-rows-spanned="3" office:value-type="string">
            <text:p text:style-name="P6">Trabalhos</text:p>
          </table:table-cell>
          <table:table-cell table:style-name="DistribuiçãoDePontos.A3" table:number-rows-spanned="3" office:value-type="string">
            <text:p text:style-name="P6">25 pontos</text:p>
          </table:table-cell>
          <table:table-cell table:style-name="DistribuiçãoDePontos.A3" office:value-type="string">
            <text:p text:style-name="P6">Atividades Plataforma Khan Academy</text:p>
          </table:table-cell>
        </table:table-row>
        <table:table-row table:style-name="DistribuiçãoDePontos.2">
          <table:covered-table-cell table:style-name="DistribuiçãoDePontos.A3"/>
          <table:covered-table-cell table:style-name="DistribuiçãoDePontos.A3"/>
          <table:table-cell table:style-name="DistribuiçãoDePontos.A2" office:value-type="string">
            <text:p text:style-name="P6">Trabalho Computacional</text:p>
          </table:table-cell>
        </table:table-row>
        <table:table-row table:style-name="DistribuiçãoDePontos.1">
          <table:covered-table-cell table:style-name="DistribuiçãoDePontos.A3"/>
          <table:covered-table-cell table:style-name="DistribuiçãoDePontos.A3"/>
          <table:table-cell table:style-name="DistribuiçãoDePontos.C7" office:value-type="string">
            <text:p text:style-name="P6">Atividades Presenciais</text:p>
          </table:table-cell>
        </table:table-row>
      </table:table>
      <text:p text:style-name="P4"/>
      <text:h text:style-name="P11" text:outline-level="1"><text:bookmark-start text:name="__RefHeading___Toc481_2498704596"/>BIBLIOGRAFIA<text:bookmark-end text:name="__RefHeading___Toc481_2498704596"/></text:h>
      <text:p text:style-name="P4">WINTERLE, Paulo. <text:span text:style-name="T2">Vetores e geometria analítica</text:span>. 2. ed. São Paulo: Pearson Education do Brasil, 2014. xii, 242 p. ISBN 9788543002392.</text:p>
      <text:p text:style-name="P4"/>
      <text:p text:style-name="P4">ANTON, Howard; RORRES, Chris. <text:span text:style-name="T2">Álgebra linear: com aplicações</text:span>. 10. ed. Porto Alegre: Bookman, 2012. xv, 768 p. ISBN 9788540701694. </text:p>
      <text:p text:style-name="P19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8"><text:a xlink:type="simple" xlink:href="#__RefHeading___Toc477_2498704596" text:style-name="Index_20_Link" text:visited-style-name="Index_20_Link">CRONOGRAMA<text:tab/>1</text:a></text:p>
          <text:p text:style-name="P8"><text:a xlink:type="simple" xlink:href="#__RefHeading___Toc479_2498704596" text:style-name="Index_20_Link" text:visited-style-name="Index_20_Link">AVALIAÇÕES<text:tab/>1</text:a></text:p>
          <text:p text:style-name="P8"><text:a xlink:type="simple" xlink:href="#__RefHeading___Toc481_2498704596" text:style-name="Index_20_Link" text:visited-style-name="Index_20_Link">BIBLIOGRAFIA<text:tab/>2</text:a></text:p>
          <text:p text:style-name="P8"><text:a xlink:type="simple" xlink:href="#__RefHeading___Toc483_2498704596" text:style-name="Index_20_Link" text:visited-style-name="Index_20_Link">1 Geometria Analítica<text:tab/>3</text:a></text:p>
          <text:p text:style-name="P9"><text:a xlink:type="simple" xlink:href="#__RefHeading___Toc485_2498704596" text:style-name="Index_20_Link" text:visited-style-name="Index_20_Link">1.1 Pontos, Coordenadas e Distâncias<text:tab/>3</text:a></text:p>
          <text:p text:style-name="P9"><text:a xlink:type="simple" xlink:href="#__RefHeading___Toc487_2498704596" text:style-name="Index_20_Link" text:visited-style-name="Index_20_Link">1.2 Vetores<text:tab/>3</text:a></text:p>
          <text:p text:style-name="P10"><text:a xlink:type="simple" xlink:href="#__RefHeading___Toc489_2498704596" text:style-name="Index_20_Link" text:visited-style-name="Index_20_Link">1.2.1 Tratamento Geométrico<text:tab/>3</text:a></text:p>
          <text:p text:style-name="P10"><text:a xlink:type="simple" xlink:href="#__RefHeading___Toc491_2498704596" text:style-name="Index_20_Link" text:visited-style-name="Index_20_Link">1.2.2 Tratamento Algébrico<text:tab/>3</text:a></text:p>
          <text:p text:style-name="P9"><text:a xlink:type="simple" xlink:href="#__RefHeading___Toc493_2498704596" text:style-name="Index_20_Link" text:visited-style-name="Index_20_Link">1.3 Operações<text:tab/>3</text:a></text:p>
          <text:p text:style-name="P9"><text:a xlink:type="simple" xlink:href="#__RefHeading___Toc495_2498704596" text:style-name="Index_20_Link" text:visited-style-name="Index_20_Link">1.4 Produtos Entre Vetores<text:tab/>3</text:a></text:p>
          <text:p text:style-name="P9"><text:a xlink:type="simple" xlink:href="#__RefHeading___Toc497_2498704596" text:style-name="Index_20_Link" text:visited-style-name="Index_20_Link">1.5 Retas<text:tab/>3</text:a></text:p>
          <text:p text:style-name="P9"><text:a xlink:type="simple" xlink:href="#__RefHeading___Toc499_2498704596" text:style-name="Index_20_Link" text:visited-style-name="Index_20_Link">1.6 Planos<text:tab/>3</text:a></text:p>
          <text:p text:style-name="P8"><text:a xlink:type="simple" xlink:href="#__RefHeading___Toc501_2498704596" text:style-name="Index_20_Link" text:visited-style-name="Index_20_Link">2 Cônicas<text:tab/>3</text:a></text:p>
          <text:p text:style-name="P9"><text:a xlink:type="simple" xlink:href="#__RefHeading___Toc503_2498704596" text:style-name="Index_20_Link" text:visited-style-name="Index_20_Link">2.1 Parábolas<text:tab/>3</text:a></text:p>
          <text:p text:style-name="P9"><text:a xlink:type="simple" xlink:href="#__RefHeading___Toc505_2498704596" text:style-name="Index_20_Link" text:visited-style-name="Index_20_Link">2.2 Elipses<text:tab/>3</text:a></text:p>
          <text:p text:style-name="P9"><text:a xlink:type="simple" xlink:href="#__RefHeading___Toc507_2498704596" text:style-name="Index_20_Link" text:visited-style-name="Index_20_Link">2.3 Hipérboles<text:tab/>3</text:a></text:p>
          <text:p text:style-name="P8"><text:a xlink:type="simple" xlink:href="#__RefHeading___Toc509_2498704596" text:style-name="Index_20_Link" text:visited-style-name="Index_20_Link">3 Matrizes<text:tab/>3</text:a></text:p>
          <text:p text:style-name="P9"><text:a xlink:type="simple" xlink:href="#__RefHeading___Toc511_2498704596" text:style-name="Index_20_Link" text:visited-style-name="Index_20_Link">3.1 Definição<text:tab/>3</text:a></text:p>
          <text:p text:style-name="P9"><text:a xlink:type="simple" xlink:href="#__RefHeading___Toc513_2498704596" text:style-name="Index_20_Link" text:visited-style-name="Index_20_Link">3.2 Operações<text:tab/>3</text:a></text:p>
          <text:p text:style-name="P9"><text:a xlink:type="simple" xlink:href="#__RefHeading___Toc515_2498704596" text:style-name="Index_20_Link" text:visited-style-name="Index_20_Link">3.3 Sistemas Lineares<text:tab/>3</text:a></text:p>
          <text:p text:style-name="P9"><text:a xlink:type="simple" xlink:href="#__RefHeading___Toc517_2498704596" text:style-name="Index_20_Link" text:visited-style-name="Index_20_Link">3.4 Inversas<text:tab/>3</text:a></text:p>
          <text:p text:style-name="P9"><text:a xlink:type="simple" xlink:href="#__RefHeading___Toc519_2498704596" text:style-name="Index_20_Link" text:visited-style-name="Index_20_Link">3.5 Determinante<text:tab/>3</text:a></text:p>
          <text:p text:style-name="P8"><text:a xlink:type="simple" xlink:href="#__RefHeading___Toc521_2498704596" text:style-name="Index_20_Link" text:visited-style-name="Index_20_Link">4 Álgebra Linear<text:tab/>4</text:a></text:p>
          <text:p text:style-name="P9"><text:a xlink:type="simple" xlink:href="#__RefHeading___Toc523_2498704596" text:style-name="Index_20_Link" text:visited-style-name="Index_20_Link">4.1 Espaços Vetoriais<text:tab/>4</text:a></text:p>
          <text:p text:style-name="P9"><text:a xlink:type="simple" xlink:href="#__RefHeading___Toc525_2498704596" text:style-name="Index_20_Link" text:visited-style-name="Index_20_Link">4.2 Espaço Gerado<text:tab/>4</text:a></text:p>
          <text:p text:style-name="P9"><text:a xlink:type="simple" xlink:href="#__RefHeading___Toc527_2498704596" text:style-name="Index_20_Link" text:visited-style-name="Index_20_Link">4.3 LI e LD<text:tab/>4</text:a></text:p>
          <text:p text:style-name="P9"><text:a xlink:type="simple" xlink:href="#__RefHeading___Toc529_2498704596" text:style-name="Index_20_Link" text:visited-style-name="Index_20_Link">4.4 Base e Dimensão<text:tab/>4</text:a></text:p>
          <text:p text:style-name="P9"><text:a xlink:type="simple" xlink:href="#__RefHeading___Toc531_2498704596" text:style-name="Index_20_Link" text:visited-style-name="Index_20_Link">4.5 Transformação Linear<text:tab/>4</text:a></text:p>
          <text:p text:style-name="P9"><text:a xlink:type="simple" xlink:href="#__RefHeading___Toc533_2498704596" text:style-name="Index_20_Link" text:visited-style-name="Index_20_Link">4.6 Diagonalização<text:tab/>4</text:a></text:p>
        </text:index-body>
      </text:table-of-content>
      <text:h text:style-name="P12" text:outline-level="1" text:is-list-header="true"/>
      <text:h text:style-name="P13" text:outline-level="1"><text:soft-page-break/>Pr<text:span text:style-name="T4">ólogo</text:span></text:h>
      <text:p text:style-name="P20">Planos envolvem o equilíbrio e estudo de dimensões, grau 1, grau 2, grau 3 e grau 4. Parábola, muito associado a antenas (estrutura capta dados e desvia-os para um ponto específico (foco)). Elipse, muito encontrada na litotripsia e hipérbole muito associado a LORAN.</text:p>
      <text:h text:style-name="P12" text:outline-level="1"><text:bookmark-start text:name="__RefHeading___Toc483_2498704596"/>1 Geometria Analítica<text:bookmark-end text:name="__RefHeading___Toc483_2498704596"/></text:h>
      <text:h text:style-name="Heading_20_2" text:outline-level="2"><text:bookmark-start text:name="__RefHeading___Toc485_2498704596"/><text:span text:style-name="T1">1.1 </text:span>Pontos, Coordenadas e Distâncias<text:bookmark-end text:name="__RefHeading___Toc485_2498704596"/></text:h>
      <text:h text:style-name="Heading_20_2" text:outline-level="2"><text:bookmark-start text:name="__RefHeading___Toc487_2498704596"/><text:span text:style-name="T1">1.2 </text:span>Vetores<text:bookmark-end text:name="__RefHeading___Toc487_2498704596"/></text:h>
      <text:h text:style-name="Heading_20_3" text:outline-level="3"><text:bookmark-start text:name="__RefHeading___Toc489_2498704596"/><text:span text:style-name="T1">1.2.1 </text:span>Tratamento Geométrico<text:bookmark-end text:name="__RefHeading___Toc489_2498704596"/></text:h>
      <text:h text:style-name="Heading_20_3" text:outline-level="3"><text:bookmark-start text:name="__RefHeading___Toc491_2498704596"/><text:span text:style-name="T1">1.2.2 </text:span>Tratamento Algébrico<text:bookmark-end text:name="__RefHeading___Toc491_2498704596"/></text:h>
      <text:h text:style-name="Heading_20_2" text:outline-level="2"><text:bookmark-start text:name="__RefHeading___Toc493_2498704596"/><text:span text:style-name="T1">1.3 </text:span>Operações<text:bookmark-end text:name="__RefHeading___Toc493_2498704596"/></text:h>
      <text:h text:style-name="Heading_20_2" text:outline-level="2"><text:bookmark-start text:name="__RefHeading___Toc495_2498704596"/><text:span text:style-name="T1">1.4 </text:span>Produtos Entre Vetores<text:bookmark-end text:name="__RefHeading___Toc495_2498704596"/></text:h>
      <text:h text:style-name="Heading_20_2" text:outline-level="2"><text:bookmark-start text:name="__RefHeading___Toc497_2498704596"/><text:span text:style-name="T1">1.5 </text:span>Retas<text:bookmark-end text:name="__RefHeading___Toc497_2498704596"/></text:h>
      <text:h text:style-name="Heading_20_2" text:outline-level="2"><text:bookmark-start text:name="__RefHeading___Toc499_2498704596"/><text:span text:style-name="T1">1.6 </text:span>Planos<text:bookmark-end text:name="__RefHeading___Toc499_2498704596"/></text:h>
      <text:p text:style-name="P3"/>
      <text:h text:style-name="Heading_20_1" text:outline-level="1"><text:bookmark-start text:name="__RefHeading___Toc501_2498704596"/><text:span text:style-name="T1">2 </text:span>Cônicas<text:bookmark-end text:name="__RefHeading___Toc501_2498704596"/></text:h>
      <text:h text:style-name="Heading_20_2" text:outline-level="2"><text:bookmark-start text:name="__RefHeading___Toc503_2498704596"/><text:span text:style-name="T1">2.1 </text:span>Parábolas<text:bookmark-end text:name="__RefHeading___Toc503_2498704596"/></text:h>
      <text:h text:style-name="Heading_20_2" text:outline-level="2"><text:bookmark-start text:name="__RefHeading___Toc505_2498704596"/><text:span text:style-name="T1">2.2 </text:span>Elipses<text:bookmark-end text:name="__RefHeading___Toc505_2498704596"/></text:h>
      <text:h text:style-name="Heading_20_2" text:outline-level="2"><text:bookmark-start text:name="__RefHeading___Toc507_2498704596"/><text:span text:style-name="T1">2.3 </text:span>Hipérboles<text:bookmark-end text:name="__RefHeading___Toc507_2498704596"/></text:h>
      <text:p text:style-name="P3"/>
      <text:h text:style-name="Heading_20_1" text:outline-level="1"><text:bookmark-start text:name="__RefHeading___Toc509_2498704596"/><text:soft-page-break/><text:span text:style-name="T1">3 </text:span>Matrize<text:span text:style-name="T1">s</text:span><text:bookmark-end text:name="__RefHeading___Toc509_2498704596"/></text:h>
      <text:h text:style-name="Heading_20_2" text:outline-level="2"><text:bookmark-start text:name="__RefHeading___Toc511_2498704596"/><text:span text:style-name="T1">3.1 </text:span>Definição<text:bookmark-end text:name="__RefHeading___Toc511_2498704596"/></text:h>
      <text:h text:style-name="Heading_20_2" text:outline-level="2"><text:bookmark-start text:name="__RefHeading___Toc513_2498704596"/><text:span text:style-name="T1">3.2 </text:span>Operações<text:bookmark-end text:name="__RefHeading___Toc513_2498704596"/></text:h>
      <text:h text:style-name="Heading_20_2" text:outline-level="2"><text:bookmark-start text:name="__RefHeading___Toc515_2498704596"/><text:span text:style-name="T1">3.3 </text:span>Sistemas Lineares<text:bookmark-end text:name="__RefHeading___Toc515_2498704596"/></text:h>
      <text:h text:style-name="Heading_20_2" text:outline-level="2"><text:bookmark-start text:name="__RefHeading___Toc517_2498704596"/><text:span text:style-name="T1">3.4 </text:span>Inversas<text:bookmark-end text:name="__RefHeading___Toc517_2498704596"/></text:h>
      <text:h text:style-name="Heading_20_2" text:outline-level="2"><text:bookmark-start text:name="__RefHeading___Toc519_2498704596"/><text:span text:style-name="T1">3.5 </text:span>Determinante<text:bookmark-end text:name="__RefHeading___Toc519_2498704596"/></text:h>
      <text:p text:style-name="P3"/>
      <text:h text:style-name="Heading_20_1" text:outline-level="1"><text:bookmark-start text:name="__RefHeading___Toc521_2498704596"/><text:span text:style-name="T1">4 </text:span>Álgebra Linear<text:bookmark-end text:name="__RefHeading___Toc521_2498704596"/></text:h>
      <text:h text:style-name="Heading_20_2" text:outline-level="2"><text:bookmark-start text:name="__RefHeading___Toc523_2498704596"/><text:span text:style-name="T1">4.1 </text:span>Espaços Vetoriais<text:bookmark-end text:name="__RefHeading___Toc523_2498704596"/></text:h>
      <text:h text:style-name="Heading_20_2" text:outline-level="2"><text:bookmark-start text:name="__RefHeading___Toc525_2498704596"/><text:span text:style-name="T1">4.2 </text:span>Espaço Gerado<text:bookmark-end text:name="__RefHeading___Toc525_2498704596"/></text:h>
      <text:h text:style-name="Heading_20_2" text:outline-level="2"><text:bookmark-start text:name="__RefHeading___Toc527_2498704596"/><text:span text:style-name="T1">4.3 </text:span>LI <text:s/>e LD<text:bookmark-end text:name="__RefHeading___Toc527_2498704596"/></text:h>
      <text:h text:style-name="Heading_20_2" text:outline-level="2"><text:bookmark-start text:name="__RefHeading___Toc529_2498704596"/><text:span text:style-name="T1">4.4 </text:span>Base e Dimensão<text:bookmark-end text:name="__RefHeading___Toc529_2498704596"/></text:h>
      <text:h text:style-name="Heading_20_2" text:outline-level="2"><text:bookmark-start text:name="__RefHeading___Toc531_2498704596"/><text:span text:style-name="T1">4.5 </text:span>Transformação Linear<text:bookmark-end text:name="__RefHeading___Toc531_2498704596"/></text:h>
      <text:h text:style-name="Heading_20_2" text:outline-level="2"><text:bookmark-start text:name="__RefHeading___Toc533_2498704596"/><text:span text:style-name="T1">4.6 </text:span>Diagonalização<text:bookmark-end text:name="__RefHeading___Toc533_2498704596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1:52:34.158215806</meta:creation-date>
    <dc:date>2024-09-09T23:49:13.095085160</dc:date>
    <meta:editing-duration>PT19H11M34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4" meta:paragraph-count="113" meta:word-count="406" meta:character-count="2420" meta:non-whitespace-character-count="2143"/>
  </office:meta>
</office:document-meta>
</file>